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6.113cm" fo:margin-left="0cm" fo:margin-right="2.693cm" table:align="margins"/>
    </style:style>
    <style:style style:name="Таблица1.A" style:family="table-column">
      <style:table-column-properties style:column-width="7.985cm" style:rel-column-width="4527*"/>
    </style:style>
    <style:style style:name="Таблица1.B" style:family="table-column">
      <style:table-column-properties style:column-width="8.128cm" style:rel-column-width="4608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paragraph-properties fo:text-align="start" style:justify-single-word="false"/>
      <style:text-properties style:font-name="Cambri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0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11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8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113.png" xlink:type="simple" xlink:show="embed" xlink:actuate="onLoad"/></draw:frame></text:p>
          </table:table-cell>
          <table:table-cell table:style-name="Table1.B1" office:value-type="string">
            <text:h text:style-name="P6" text:outline-level="1">Кусочно-постоянная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3">| векторизован | Си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51cm" svg:height="1.769cm" draw:z-index="1"><draw:image xlink:href="../images/011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7">Блок формирует на выходе произвольный кусочно-постоянный (многоступенчатый) выходной сигнал, являющийся суперпозицией ступенчатых воздействий. <text:s/></text:p>
            <text:p text:style-name="P7"><text:span text:style-name="T1">Свойства</text:span>:</text:p>
            <text:list xml:id="list927528756726230912" text:style-name="L1">
              <text:list-item>
                <text:p text:style-name="P8">Массив временных интервалов – t – массив временных интервалов, в секундах. </text:p>
              </text:list-item>
              <text:list-item>
                <text:p text:style-name="P8">Массив значений – y – массив значений выходного сигнала.</text:p>
              </text:list-item>
            </text:list>
            <text:p text:style-name="P7">Свойства являются матрицами, где в каждой строке задается вектор времён или значений для соответствующего элемента выходного вектора.</text:p>
            <text:p text:style-name="P7"><text:span text:style-name="T12">Примеры</text:span> заполнения <text:span text:style-name="T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7"><text:span text:style-name="T3">Числовое</text:span><text:span text:style-name="T2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7">Название</text:p>
                </table:table-cell>
                <table:table-cell table:style-name="Таблица1.B2" office:value-type="string">
                  <text:p text:style-name="P7">Значение</text:p>
                </table:table-cell>
              </table:table-row>
              <table:table-row>
                <table:table-cell table:style-name="Таблица1.A3" office:value-type="string">
                  <text:p text:style-name="P10">Массив временных интервалов</text:p>
                </table:table-cell>
                <table:table-cell table:style-name="Таблица1.B3" office:value-type="string">
                  <text:p text:style-name="P7">[<text:span text:style-name="T5">10,10,10,170</text:span>]</text:p>
                </table:table-cell>
              </table:table-row>
              <table:table-row>
                <table:table-cell table:style-name="Таблица1.A3" office:value-type="string">
                  <text:p text:style-name="P10">Значение функции</text:p>
                </table:table-cell>
                <table:table-cell table:style-name="Таблица1.B3" office:value-type="string">
                  <text:p text:style-name="P11">[0,1,0,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7"><text:span text:style-name="T1">Именованное</text:span><text:span text:style-name="T12"> задание </text:span><text:span text:style-name="T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7">Название</text:p>
                </table:table-cell>
                <table:table-cell table:style-name="Таблица1.B2" office:value-type="string">
                  <text:p text:style-name="P7">Значение</text:p>
                </table:table-cell>
              </table:table-row>
              <table:table-row>
                <table:table-cell table:style-name="Таблица1.A3" office:value-type="string">
                  <text:p text:style-name="P10">Массив временных интервалов</text:p>
                </table:table-cell>
                <table:table-cell table:style-name="Таблица1.B3" office:value-type="string">
                  <text:p text:style-name="P7">[<text:span text:style-name="T5">6#t1</text:span>]</text:p>
                </table:table-cell>
              </table:table-row>
              <table:table-row>
                <table:table-cell table:style-name="Таблица1.A3" office:value-type="string">
                  <text:p text:style-name="P10">Значение функции</text:p>
                </table:table-cell>
                <table:table-cell table:style-name="Таблица1.B3" office:value-type="string">
                  <text:p text:style-name="P7">[<text:span text:style-name="T5">y1,y2,y1,y3,y1,y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7"><text:span text:style-name="T1">Смешанное</text:span><text:span text:style-name="T12"> задание </text:span><text:span text:style-name="T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7">Название</text:p>
                </table:table-cell>
                <table:table-cell table:style-name="Таблица1.B2" office:value-type="string">
                  <text:p text:style-name="P7">Значение</text:p>
                </table:table-cell>
              </table:table-row>
              <table:table-row>
                <table:table-cell table:style-name="Таблица1.A3" office:value-type="string">
                  <text:p text:style-name="P10">Массив временных интервалов</text:p>
                </table:table-cell>
                <table:table-cell table:style-name="Таблица1.B3" office:value-type="string">
                  <text:p text:style-name="P7">[<text:span text:style-name="T5">100,t2,100,100,150,100</text:span>]</text:p>
                </table:table-cell>
              </table:table-row>
              <table:table-row>
                <table:table-cell table:style-name="Таблица1.A3" office:value-type="string">
                  <text:p text:style-name="P10">Значение функции</text:p>
                </table:table-cell>
                <table:table-cell table:style-name="Таблица1.B3" office:value-type="string">
                  <text:p text:style-name="P7">[<text:span text:style-name="T5">y1,y2,y3,y4,y5,y6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7"><text:soft-page-break/><text:span text:style-name="T1">Векторное</text:span><text:span text:style-name="T12"> задание </text:span><text:span text:style-name="T4">свойств </text:span><text:span text:style-name="T11">(</text:span><text:span text:style-name="T4">матрица из двух строк)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7">Название</text:p>
                </table:table-cell>
                <table:table-cell table:style-name="Таблица1.B2" office:value-type="string">
                  <text:p text:style-name="P7">Значение</text:p>
                </table:table-cell>
              </table:table-row>
              <table:table-row>
                <table:table-cell table:style-name="Таблица1.A3" office:value-type="string">
                  <text:p text:style-name="P10">Массив временных интервалов</text:p>
                </table:table-cell>
                <table:table-cell table:style-name="Таблица1.B3" office:value-type="string">
                  <text:p text:style-name="P7"><text:span text:style-name="T5">[[t1,t1,t1,t1,t1,t1]</text:span>,[<text:span text:style-name="T5">t1,t1,t1,t1,t1,t1</text:span>]<text:span text:style-name="T5">]</text:span></text:p>
                </table:table-cell>
              </table:table-row>
              <table:table-row>
                <table:table-cell table:style-name="Таблица1.A3" office:value-type="string">
                  <text:p text:style-name="P10">Значение функции</text:p>
                </table:table-cell>
                <table:table-cell table:style-name="Таблица1.B3" office:value-type="string">
                  <text:p text:style-name="P11">[[y1,y2,y3,y4,y5,y6],[1,2.5,3,4,3,1]]</text:p>
                </table:table-cell>
              </table:table-row>
            </table:table>
            <text:p text:style-name="P7"><text:span text:style-name="T1">Примечани</text:span><text:span text:style-name="T3">я</text:span>:</text:p>
            <text:list xml:id="list9099041688798227475" text:style-name="L2">
              <text:list-item>
                <text:p text:style-name="P9"><text:span text:style-name="T2">По умолчанию блок </text:span>формирует <text:span text:style-name="T13">скалярный</text:span> выходной сигнал.</text:p>
              </text:list-item>
              <text:list-item>
                <text:p text:style-name="P9"><text:span text:style-name="T6">Именованные свойства задаются как </text:span><text:span text:style-name="T9">локальные</text:span><text:span text:style-name="T6"> переменные модели (или субмодели) во вкладке </text:span><text:span text:style-name="T9">Параметры</text:span><text:span text:style-name="T6"> или как глобальные сигналы проекта при помощи пункта главного меню </text:span><text:span text:style-name="T9">Графика</text:span><text:span text:style-name="T6"> </text:span><text:span text:style-name="T7">→</text:span><text:span text:style-name="T8"> </text:span><text:span text:style-name="T10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усочно-постоянная</dc:title>
    <dc:date>2014-11-28T18:54:10.98</dc:date>
    <meta:generator>OpenOffice/4.1.1$Win32 OpenOffice.org_project/411m6$Build-9775</meta:generator>
    <meta:editing-duration>PT2H19M58S</meta:editing-duration>
    <meta:editing-cycles>58</meta:editing-cycles>
    <meta:document-statistic meta:table-count="2" meta:image-count="2" meta:object-count="0" meta:page-count="2" meta:paragraph-count="43" meta:word-count="156" meta:character-count="1314"/>
    <meta:user-defined meta:name="Поле 1"/>
    <meta:user-defined meta:name="Поле 2"/>
    <meta:user-defined meta:name="Поле 3"/>
    <meta:user-defined meta:name="Поле 4"/>
  </office:meta>
</office:document-meta>
</file>